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style:font-face style:name="Open Sans" svg:font-family="'Open Sans', sans-serif"/>
    <style:font-face style:name="OpenSymbol" svg:font-family="OpenSymbol"/>
    <style:font-face style:name="Tahoma1" svg:font-family="Tahom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199cm" fo:margin-bottom="0.199cm" fo:line-height="150%" fo:text-align="justify" style:justify-single-word="false" fo:text-indent="1.482cm" style:auto-text-indent="false" style:text-autospace="none"/>
      <style:text-properties fo:color="#1a1a1a" style:font-name="Verdana" fo:font-size="10.5pt" style:font-name-asian="Merriweather" style:font-size-asian="10.5pt" style:font-name-complex="Merriweather" style:font-size-complex="10.5pt"/>
    </style:style>
    <style:style style:name="P2" style:family="paragraph" style:parent-style-name="Standard">
      <style:paragraph-properties fo:margin-left="0cm" fo:margin-right="0cm" fo:margin-top="0.199cm" fo:margin-bottom="0.199cm" fo:line-height="150%" fo:text-align="justify" style:justify-single-word="false" fo:text-indent="1.482cm" style:auto-text-indent="false" style:text-autospace="none"/>
      <style:text-properties fo:color="#1a1a1a" style:font-name="Verdana" fo:font-size="10.5pt" fo:background-color="#cccccc" style:font-name-asian="Merriweather" style:font-size-asian="10.5pt" style:font-name-complex="Merriweather" style:font-size-complex="10.5pt"/>
    </style:style>
    <style:style style:name="P3" style:family="paragraph" style:parent-style-name="Heading_20_8">
      <style:text-properties fo:color="#1a1a1a" style:font-name="Verdana" fo:font-size="10.5pt" style:font-name-asian="Merriweather" style:font-size-asian="10.5pt" style:font-name-complex="Merriweather" style:font-size-complex="10.5pt"/>
    </style:style>
    <style:style style:name="P4" style:family="paragraph" style:parent-style-name="Heading_20_8">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5" style:family="paragraph" style:parent-style-name="Standard">
      <style:paragraph-properties fo:margin-left="0cm" fo:margin-right="0cm" fo:margin-top="0.199cm" fo:margin-bottom="0.199cm" fo:line-height="150%" fo:text-align="justify" style:justify-single-word="false" fo:text-indent="1.482cm" style:auto-text-indent="false" style:text-autospace="none"/>
      <style:text-properties fo:color="#1a1a1a" style:font-name="Verdana" fo:font-size="10.5pt" style:font-name-asian="Merriweather" style:font-size-asian="10.5pt" style:font-name-complex="Merriweather" style:font-size-complex="10.5pt"/>
    </style:style>
    <style:style style:name="P6" style:family="paragraph" style:parent-style-name="Standard">
      <style:paragraph-properties fo:margin-left="0cm" fo:margin-right="0cm" fo:margin-top="0.199cm" fo:margin-bottom="0.199cm" fo:line-height="150%" fo:text-align="justify" style:justify-single-word="false" fo:text-indent="1.482cm" style:auto-text-indent="false" style:text-autospace="none"/>
      <style:text-properties fo:color="#1a1a1a" style:font-name="Verdana" fo:font-size="10.5pt" fo:background-color="#cccccc" style:font-name-asian="Merriweather" style:font-size-asian="10.5pt" style:font-name-complex="Merriweather" style:font-size-complex="10.5pt"/>
    </style:style>
    <style:style style:name="P7" style:family="paragraph" style:parent-style-name="Standard">
      <style:paragraph-properties fo:margin-left="0cm" fo:margin-right="0cm" fo:margin-top="0.199cm" fo:margin-bottom="0.199cm" fo:line-height="150%" fo:text-align="justify" style:justify-single-word="false" fo:text-indent="1.482cm" style:auto-text-indent="false" style:text-autospace="none"/>
    </style:style>
    <style:style style:name="P8" style:family="paragraph" style:parent-style-name="Heading_20_1">
      <style:paragraph-properties fo:text-align="center" style:justify-single-word="false"/>
      <style:text-properties fo:font-style="normal" style:font-style-asian="normal" style:font-style-complex="normal"/>
    </style:style>
    <style:style style:name="T1" style:family="text">
      <style:text-properties fo:color="#1a1a1a" style:font-name="Verdana" fo:font-size="10.5pt" style:font-name-asian="Merriweather" style:font-size-asian="10.5pt" style:font-name-complex="Merriweather" style:font-size-complex="10.5pt"/>
    </style:style>
    <style:style style:name="T2" style:family="text">
      <style:text-properties fo:color="#1a1a1a" style:font-name="Verdana" fo:font-size="10.5pt" fo:font-style="italic" style:font-name-asian="Merriweather" style:font-size-asian="10.5pt" style:font-style-asian="italic" style:font-name-complex="Merriweather" style:font-size-complex="10.5pt" style:font-style-complex="italic"/>
    </style:style>
    <style:style style:name="T3" style:family="text">
      <style:text-properties fo:font-variant="normal" fo:text-transform="none" fo:color="#3a3a3a" style:font-name="Open Sans" fo:font-size="13.5pt" fo:letter-spacing="normal" fo:font-style="normal" fo:font-weight="normal"/>
    </style:style>
    <style:style style:name="T4" style:family="text">
      <style:text-properties fo:font-variant="normal" fo:text-transform="none" fo:color="#1a1a1a" style:font-name="Verdana" fo:font-size="10.5pt" fo:letter-spacing="normal" fo:font-style="italic" fo:font-weight="normal" style:font-name-asian="Merriweather" style:font-size-asian="10.5pt" style:font-style-asian="italic" style:font-name-complex="Merriweather" style:font-size-complex="10.5pt" style:font-style-complex="italic"/>
    </style:style>
    <style:style style:name="T5" style:family="text">
      <style:text-properties fo:font-style="italic" style:font-style-asian="italic" style:font-style-complex="italic"/>
    </style:style>
    <style:style style:name="T6" style:family="text">
      <style:text-properties style:font-name="Verdana1" style:font-name-asian="Verdana1" style:font-name-complex="Verdana1"/>
    </style:style>
    <style:style style:name="T7" style:family="text">
      <style:text-properties style:font-name="Verdana1" fo:font-style="italic" style:font-name-asian="Verdana1" style:font-style-asian="italic" style:font-name-complex="Verdana1"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SH AVANZADO. AUTENTICACIÓN</text:h>
      <text:p text:style-name="P1">SSH utiliza criptografía simétrica para la protección de datos) y asimétrica para la autenticación del servidor; en cuanta a la del usuario, por defecto utiliza la simétrica, pero es más segura la asimétrica. </text:p>
      <text:h text:style-name="Heading_20_8" text:outline-level="8">Autenticación asimétrica del servidor: </text:h>
      <text:p text:style-name="P1">El servidor tiene que demostrar que es quien dice ser, por lo cual envía su clave pública al cliente. Éste comprueba que esa clave coincide con una que tiene almacenada. Entonces, envía un reto al servidor cifrado con la clave pública de este último. Si el servidor responde, quiere decir que ha podico descifrar el reto con su clave privada, por lo cual la autenticación del servidor queda demostrada. Es decir, sabemos que se trata del servidor al que queremos conectarnos. </text:p>
      <text:h text:style-name="P4" text:outline-level="8">Autenticación asimétrica del usuario</text:h>
      <text:p text:style-name="P7"><text:span text:style-name="T1">El método más seguro es usar la criptografía asimétrica en lugar de la simétrica (usuario y contraseña). La idea es que el usuario genera en la máquina cliente un par de claves. La clave privada se guarda en el fichero </text:span><text:span text:style-name="T4">~</text:span><text:span text:style-name="T2">/.ssh/id_rsa</text:span><text:span text:style-name="T1"> y la pública en <text:s text:c="14"/></text:span><text:span text:style-name="T4">~</text:span><text:span text:style-name="T2">/.ssh/id_rsa.pub</text:span><text:span text:style-name="T1">. Esa clave pública la deberemos copiar en el fichero </text:span><text:span text:style-name="T4">~</text:span><text:span text:style-name="T2"> /.ssh/authorized_keys</text:span> <text:span text:style-name="T1">del servidor. Una vez hecho esto, el cliente informará al servidor de que puede autenticarse por criptografía asimétrica. El servidor cifrará un reto con la clave pública del cliente que tiene almacenada, y, si el cliente responde satisfactoriamente al reto, la autenticación del cliente quedará demostrada. Como medida adicional de seguridad, la clave privada suele estar cifrada con criptografía simétrica con una frase de paso. De esta manera, si la clave privada se viera comprometida, un intruso no podría autenticarse en el servidor sin conocer esa frase de paso, de ahí la importancia de que ésta sea robusta. </text:span></text:p>
      <text:h text:style-name="P3" text:outline-level="8">EJEMPLO</text:h>
      <text:h text:style-name="P3" text:outline-level="8">Autenticación del servidor: </text:h>
      <text:p text:style-name="P1">Cuando un cliente trata de conectarse por primera vez al servidor, se le muestra un mensaje que dice que no se puede estar seguro de que esa clave pública que envía el servidor sea correcta; esto ocurre porque en el equipo del cliente no está almacenada la clave pública ya que hasta ahora no se ha conectado a ese servidor. El cliente debe comparar el fingerprint o huella digital de esa clave pública (que se muestra en el mensaje) con el que tiene el servidor; esa información podría hacerla pública el administrador del servidor. En nuestro caso, la comprobaremos directamente en el <text:soft-page-break/>servidor: </text:p>
      <text:p text:style-name="P2">ssh-keygen -lf /etc/ssh/ssh_host_rsa_key.pub</text:p>
      <text:p text:style-name="P1">Un intruso que se hubiera colocado entre el cliente y el servidor podría haber dado al primero una clave pública diferente; en ese caso, si el cliente contestara que sí sin hacer la comprobación de la huella, se conectaría a una máquina que se hace pasar por el servidor; es decir, creyendo estar conectado al servidor legítimo, estaría conectado en otro. Es más, es algo que seguiría ocurriendo cada vez a partir de la siguiente vez que se conectara.</text:p>
      <text:h text:style-name="P3" text:outline-level="8">Autenticación del usuario:</text:h>
      <text:p text:style-name="P1">De cara a la autenticación del usuario, podemos utilizar, como hemos dicho antes, la criptografía asimétrica en lugar del habitual usuario y contraseña (simétrica). </text:p>
      <text:p text:style-name="P1">En la máquina cliente, el usuario <text:span text:style-name="T5">user1 </text:span><text:span text:style-name="T7">—</text:span><text:span text:style-name="T5">evidentemente, tiene que estar logueado</text:span><text:span text:style-name="T7">— </text:span>crea un par de claves público/privada que, por defecto, se guardará en los ficheros que hemos dicho antes: </text:p>
      <text:p text:style-name="P2">ssh-keygen</text:p>
      <text:p text:style-name="P1">Ahora hay que transferir la clave pública a la máquina servidor (supongamos que es dmzc):</text:p>
      <text:p text:style-name="P2">ssh-copy-id -i <text:s/><text:span text:style-name="T3">~</text:span> /.ssh/id_rsa.pub dmzc </text:p>
      <text:p text:style-name="P1">A partir de ahora, cuando el cliente se intente conectar al servidor, se le pedirá la frase de paso que, recordemos, es una capa de seguridad extra para salvaguardar su <text:s/>clave privada. </text:p>
      <text:p text:style-name="P1">Si ese usuario quisiera conectarse desde otros equipos, tendría que copiar sus claves a las rutas correspondientes de ellos. <tex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style:font-face style:name="Open Sans" svg:font-family="'Open Sans', sans-serif"/>
    <style:font-face style:name="OpenSymbol" svg:font-family="OpenSymbol"/>
    <style:font-face style:name="Tahoma1" svg:font-family="Tahom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9M53S</meta:editing-duration>
    <meta:editing-cycles>15</meta:editing-cycles>
    <meta:generator>OpenOffice/4.1.7$Win32 OpenOffice.org_project/417m1$Build-9800</meta:generator>
    <dc:date>2020-05-20T11:12:05.37</dc:date>
    <meta:document-statistic meta:table-count="0" meta:image-count="0" meta:object-count="0" meta:page-count="2" meta:paragraph-count="19" meta:word-count="598" meta:character-count="3719"/>
    <meta:user-defined meta:name="Info 1"/>
    <meta:user-defined meta:name="Info 2"/>
    <meta:user-defined meta:name="Info 3"/>
    <meta:user-defined meta:name="Info 4"/>
  </office:meta>
</office:document-meta>
</file>